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3.08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834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868cm" fo:break-before="auto" style:use-optimal-row-height="true"/>
    </style:style>
    <style:style style:name="ro5" style:family="table-row">
      <style:table-row-properties style:row-height="1.2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table:style-name="ce1" office:value-type="string">
            <text:p>Tables shared by Harvester and SIP Manag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able</text:p>
          </table:table-cell>
          <table:table-cell office:value-type="string">
            <text:p>Fieldname</text:p>
          </table:table-cell>
          <table:table-cell office:value-type="string">
            <text:p>FieldTyp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ggregator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set by europeana currently something like “97”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Human readable name of aggregator</text:p>
          </table:table-cell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vider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aggregator_id</text:p>
          </table:table-cell>
          <table:table-cell office:value-type="string">
            <text:p>long</text:p>
          </table:table-cell>
          <table:table-cell office:value-type="string">
            <text:p>Ref to Aggregator</text:p>
          </table:table-cell>
        </table:table-row>
        <table:table-row table:style-name="ro1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set by europeana currently something like “004”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Human readable name of provider</text:p>
          </table:table-cell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/>
        </table:table-row>
        <table:table-row table:style-name="ro3">
          <table:table-cell/>
          <table:table-cell office:value-type="string">
            <text:p>country</text:p>
          </table:table-cell>
          <table:table-cell office:value-type="string">
            <text:p>Enumeration</text:p>
          </table:table-cell>
          <table:table-cell office:value-type="string">
            <text:p>two letter iso code <text:a xlink:href="http://en.wikipedia.org/wiki/ISO_3166-1_alpha-2">http://en.wikipedia.org/wiki/ISO_3166-1_alpha-2</text:a></text:p>
          </table:table-cell>
        </table:table-row>
        <table:table-row table:style-name="ro4">
          <table:table-cell/>
          <table:table-cell office:value-type="string">
            <text:p>item_type</text:p>
          </table:table-cell>
          <table:table-cell office:value-type="string">
            <text:p>Enumeration</text:p>
          </table:table-cell>
          <table:table-cell table:style-name="ce2" office:value-type="string">
            <text:p>values: 'Museum', 'Archive', 'Library', 'Audio Visual Archive', 'Aggregator'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ataSet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provider_id</text:p>
          </table:table-cell>
          <table:table-cell office:value-type="string">
            <text:p>long</text:p>
          </table:table-cell>
          <table:table-cell office:value-type="string">
            <text:p>Ref to Provider</text:p>
          </table:table-cell>
        </table:table-row>
        <table:table-row table:style-name="ro1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europeana notation, sample: 03901_Ag_FR_MCC_joconde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Human readable name of dataset/collection if apropriate – can be empty</text:p>
          </table:table-cell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/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Enumeration</text:p>
          </table:table-cell>
          <table:table-cell office:value-type="string">
            <text:p>values: java Locale code</text:p>
          </table:table-cell>
        </table:table-row>
        <table:table-row table:style-name="ro1">
          <table:table-cell/>
          <table:table-cell office:value-type="string">
            <text:p>item_type</text:p>
          </table:table-cell>
          <table:table-cell office:value-type="string">
            <text:p>Enumeration</text:p>
          </table:table-cell>
          <table:table-cell office:value-type="string">
            <text:p>values: ES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quest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data_set_id</text:p>
          </table:table-cell>
          <table:table-cell office:value-type="string">
            <text:p>long</text:p>
          </table:table-cell>
          <table:table-cell office:value-type="string">
            <text:p>Ref to DataSet</text:p>
          </table:table-cell>
        </table:table-row>
        <table:table-row table:style-name="ro5">
          <table:table-cell/>
          <table:table-cell office:value-type="string">
            <text:p>status</text:p>
          </table:table-cell>
          <table:table-cell office:value-type="string">
            <text:p>Enumeration</text:p>
          </table:table-cell>
          <table:table-cell table:style-name="ce2" office:value-type="string">
            <text:p>values: 'under construction', 'import completed', 'aborted', 'sip processing', 'pending validation sign off', 'pending AIP sign off', 'creating AIP', 'AIP completed'</text:p>
          </table:table-cell>
        </table:table-row>
        <table:table-row table:style-name="ro1">
          <table:table-cell/>
          <table:table-cell office:value-type="string">
            <text:p>import_file_name</text:p>
          </table:table-cell>
          <table:table-cell office:value-type="string">
            <text:p>String</text:p>
          </table:table-cell>
          <table:table-cell office:value-type="string">
            <text:p>the original request as single file for traceability</text:p>
          </table:table-cell>
        </table:table-row>
        <table:table-row table:style-name="ro1">
          <table:table-cell/>
          <table:table-cell office:value-type="string">
            <text:p>time_created</text:p>
          </table:table-cell>
          <table:table-cell office:value-type="string">
            <text:p>DateTim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quest_MdRecord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request_id</text:p>
          </table:table-cell>
          <table:table-cell office:value-type="string">
            <text:p>long</text:p>
          </table:table-cell>
          <table:table-cell office:value-type="string">
            <text:p>Ref to Request</text:p>
          </table:table-cell>
        </table:table-row>
        <table:table-row table:style-name="ro1">
          <table:table-cell/>
          <table:table-cell office:value-type="string">
            <text:p>md_record_id</text:p>
          </table:table-cell>
          <table:table-cell office:value-type="string">
            <text:p>long</text:p>
          </table:table-cell>
          <table:table-cell office:value-type="string">
            <text:p>Ref to MdRecor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dRecord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content_hash</text:p>
          </table:table-cell>
          <table:table-cell office:value-type="string">
            <text:p>String</text:p>
          </table:table-cell>
          <table:table-cell office:value-type="string">
            <text:p>sha256 of source_data field (primary identifier)</text:p>
          </table:table-cell>
        </table:table-row>
        <table:table-row table:style-name="ro1">
          <table:table-cell/>
          <table:table-cell office:value-type="string">
            <text:p>source_data</text:p>
          </table:table-cell>
          <table:table-cell office:value-type="string">
            <text:p>XML</text:p>
          </table:table-cell>
          <table:table-cell office:value-type="string">
            <text:p>(linefeed stripped) original xml</text:p>
          </table:table-cell>
        </table:table-row>
        <table:table-row table:style-name="ro1">
          <table:table-cell/>
          <table:table-cell office:value-type="string">
            <text:p>status</text:p>
          </table:table-cell>
          <table:table-cell office:value-type="string">
            <text:p>Enumeration</text:p>
          </table:table-cell>
          <table:table-cell office:value-type="string">
            <text:p>values: 'created', 'idle', 'processing', 'problematic', 'broken', 'verified'</text:p>
          </table:table-cell>
        </table:table-row>
        <table:table-row table:style-name="ro1">
          <table:table-cell/>
          <table:table-cell office:value-type="string">
            <text:p>time_created</text:p>
          </table:table-cell>
          <table:table-cell office:value-type="string">
            <text:p>DateTime</text:p>
          </table:table-cell>
          <table:table-cell office:value-type="string">
            <text:p>a matter of taste but since its datetime date is a bit of a bad prefix...</text:p>
          </table:table-cell>
        </table:table-row>
        <table:table-row table:style-name="ro1">
          <table:table-cell/>
          <table:table-cell office:value-type="string">
            <text:p>time_last_change</text:p>
          </table:table-cell>
          <table:table-cell office:value-type="string">
            <text:p>DateTime</text:p>
          </table:table-cell>
          <table:table-cell office:value-type="string">
            <text:p>should be set to now() on cre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he rest of the fields are for SIP Manager only, Harvester should only care about the above fields</text:p>
          </table:table-cell>
          <table:table-cell/>
        </table:table-row>
        <table:table-row table:style-name="ro1">
          <table:table-cell/>
          <table:table-cell office:value-type="string">
            <text:p>pid</text:p>
          </table:table-cell>
          <table:table-cell office:value-type="string">
            <text:p>long</text:p>
          </table:table-cell>
          <table:table-cell office:value-type="string">
            <text:p>if set indicates process 'owning' this record – untouchable by others</text:p>
          </table:table-cell>
        </table:table-row>
        <table:table-row table:style-name="ro1">
          <table:table-cell/>
          <table:table-cell office:value-type="string">
            <text:p>uniqueness_hash</text:p>
          </table:table-cell>
          <table:table-cell office:value-type="string">
            <text:p>String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010-03-25</text:date>, <text:time>15:5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cob Lundqvist</meta:initial-creator>
    <meta:creation-date>2010-03-25T11:46:24</meta:creation-date>
    <dc:date>2010-03-25T15:50:19</dc:date>
    <dc:creator>Jacob Lundqvist</dc:creator>
    <meta:editing-duration>PT03H56M21S</meta:editing-duration>
    <meta:editing-cycles>7</meta:editing-cycles>
    <meta:generator>OpenOffice.org/3.1$Unix OpenOffice.org_project/310m19$Build-9420</meta:generator>
    <meta:document-statistic meta:table-count="3" meta:cell-count="102" meta:object-count="0"/>
  </office:meta>
</office:document-meta>
</file>